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28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4.5.4/setting-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ins0.lp</text:p>
          </table:table-cell>
          <table:table-cell office:value-type="float" office:value="0.00598303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>
          <table:table-cell office:value-type="string">
            <text:p>./ins1-1.lp</text:p>
          </table:table-cell>
          <table:table-cell office:value-type="float" office:value="0.00668895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EDIAN([.$B4])" office:value-type="float"/>
          <table:table-cell table:formula="of:=MEDIAN([.$C4])" office:value-type="float"/>
          <table:table-cell table:formula="of:=MAX([.$B4])" office:value-type="float"/>
          <table:table-cell table:formula="of:=MAX([.$C4])" office:value-type="float"/>
        </table:table-row>
        <table:table-row table:style-name="ro1">
          <table:table-cell office:value-type="string">
            <text:p>./ins1-2.lp</text:p>
          </table:table-cell>
          <table:table-cell office:value-type="float" office:value="0.00674503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EDIAN([.$B5])" office:value-type="float"/>
          <table:table-cell table:formula="of:=MEDIAN([.$C5])" office:value-type="float"/>
          <table:table-cell table:formula="of:=MAX([.$B5])" office:value-type="float"/>
          <table:table-cell table:formula="of:=MAX([.$C5])" office:value-type="float"/>
        </table:table-row>
        <table:table-row table:style-name="ro1">
          <table:table-cell office:value-type="string">
            <text:p>./ins1-3.lp</text:p>
          </table:table-cell>
          <table:table-cell office:value-type="float" office:value="0.0236091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EDIAN([.$B6])" office:value-type="float"/>
          <table:table-cell table:formula="of:=MEDIAN([.$C6])" office:value-type="float"/>
          <table:table-cell table:formula="of:=MAX([.$B6])" office:value-type="float"/>
          <table:table-cell table:formula="of:=MAX([.$C6])" office:value-type="float"/>
        </table:table-row>
        <table:table-row table:style-name="ro1">
          <table:table-cell office:value-type="string">
            <text:p>./ins2-1.lp</text:p>
          </table:table-cell>
          <table:table-cell office:value-type="float" office:value="0.0067591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EDIAN([.$B7])" office:value-type="float"/>
          <table:table-cell table:formula="of:=MEDIAN([.$C7])" office:value-type="float"/>
          <table:table-cell table:formula="of:=MAX([.$B7])" office:value-type="float"/>
          <table:table-cell table:formula="of:=MAX([.$C7])" office:value-type="float"/>
        </table:table-row>
        <table:table-row table:style-name="ro1">
          <table:table-cell office:value-type="string">
            <text:p>./ins2-2.lp</text:p>
          </table:table-cell>
          <table:table-cell office:value-type="float" office:value="0.00621796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EDIAN([.$B8])" office:value-type="float"/>
          <table:table-cell table:formula="of:=MEDIAN([.$C8])" office:value-type="float"/>
          <table:table-cell table:formula="of:=MAX([.$B8])" office:value-type="float"/>
          <table:table-cell table:formula="of:=MAX([.$C8])" office:value-type="float"/>
        </table:table-row>
        <table:table-row table:style-name="ro1">
          <table:table-cell office:value-type="string">
            <text:p>./ins2-3.lp</text:p>
          </table:table-cell>
          <table:table-cell office:value-type="float" office:value="0.00635003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EDIAN([.$B9])" office:value-type="float"/>
          <table:table-cell table:formula="of:=MEDIAN([.$C9])" office:value-type="float"/>
          <table:table-cell table:formula="of:=MAX([.$B9])" office:value-type="float"/>
          <table:table-cell table:formula="of:=MAX([.$C9])" office:value-type="float"/>
        </table:table-row>
        <table:table-row table:style-name="ro1">
          <table:table-cell office:value-type="string">
            <text:p>./ins3-1.lp</text:p>
          </table:table-cell>
          <table:table-cell office:value-type="float" office:value="0.00665708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EDIAN([.$B10])" office:value-type="float"/>
          <table:table-cell table:formula="of:=MEDIAN([.$C10])" office:value-type="float"/>
          <table:table-cell table:formula="of:=MAX([.$B10])" office:value-type="float"/>
          <table:table-cell table:formula="of:=MAX([.$C10])" office:value-type="float"/>
        </table:table-row>
        <table:table-row table:style-name="ro1">
          <table:table-cell office:value-type="string">
            <text:p>./ins3-2.lp</text:p>
          </table:table-cell>
          <table:table-cell office:value-type="float" office:value="0.00751003"/>
          <table:table-cell office:value-type="float" office:value="0.0"/>
          <table:table-cell table:formula="of:=MIN([.$B11])" office:value-type="float"/>
          <table:table-cell table:formula="of:=MIN([.$C11])" office:value-type="float"/>
          <table:table-cell table:formula="of:=MEDIAN([.$B11])" office:value-type="float"/>
          <table:table-cell table:formula="of:=MEDIAN([.$C11])" office:value-type="float"/>
          <table:table-cell table:formula="of:=MAX([.$B11])" office:value-type="float"/>
          <table:table-cell table:formula="of:=MAX([.$C11])" office:value-type="float"/>
        </table:table-row>
        <table:table-row table:style-name="ro1">
          <table:table-cell office:value-type="string">
            <text:p>./ins3-3.lp</text:p>
          </table:table-cell>
          <table:table-cell office:value-type="float" office:value="0.00672407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EDIAN([.$B12])" office:value-type="float"/>
          <table:table-cell table:formula="of:=MEDIAN([.$C12])" office:value-type="float"/>
          <table:table-cell table:formula="of:=MAX([.$B12])" office:value-type="float"/>
          <table:table-cell table:formula="of:=MAX([.$C12])" office:value-type="float"/>
        </table:table-row>
        <table:table-row table:style-name="ro1">
          <table:table-cell office:value-type="string">
            <text:p>./ins4-1.lp</text:p>
          </table:table-cell>
          <table:table-cell office:value-type="float" office:value="0.00673097"/>
          <table:table-cell office:value-type="float" office:value="0.0"/>
          <table:table-cell table:formula="of:=MIN([.$B13])" office:value-type="float"/>
          <table:table-cell table:formula="of:=MIN([.$C13])" office:value-type="float"/>
          <table:table-cell table:formula="of:=MEDIAN([.$B13])" office:value-type="float"/>
          <table:table-cell table:formula="of:=MEDIAN([.$C13])" office:value-type="float"/>
          <table:table-cell table:formula="of:=MAX([.$B13])" office:value-type="float"/>
          <table:table-cell table:formula="of:=MAX([.$C13])" office:value-type="float"/>
        </table:table-row>
        <table:table-row table:style-name="ro1">
          <table:table-cell office:value-type="string">
            <text:p>./ins4-2.lp</text:p>
          </table:table-cell>
          <table:table-cell office:value-type="float" office:value="0.0059641"/>
          <table:table-cell office:value-type="float" office:value="0.0"/>
          <table:table-cell table:formula="of:=MIN([.$B14])" office:value-type="float"/>
          <table:table-cell table:formula="of:=MIN([.$C14])" office:value-type="float"/>
          <table:table-cell table:formula="of:=MEDIAN([.$B14])" office:value-type="float"/>
          <table:table-cell table:formula="of:=MEDIAN([.$C14])" office:value-type="float"/>
          <table:table-cell table:formula="of:=MAX([.$B14])" office:value-type="float"/>
          <table:table-cell table:formula="of:=MAX([.$C14])" office:value-type="float"/>
        </table:table-row>
        <table:table-row table:style-name="ro1">
          <table:table-cell office:value-type="string">
            <text:p>./ins4-3.lp</text:p>
          </table:table-cell>
          <table:table-cell office:value-type="float" office:value="0.00576411"/>
          <table:table-cell office:value-type="float" office:value="0.0"/>
          <table:table-cell table:formula="of:=MIN([.$B15])" office:value-type="float"/>
          <table:table-cell table:formula="of:=MIN([.$C15])" office:value-type="float"/>
          <table:table-cell table:formula="of:=MEDIAN([.$B15])" office:value-type="float"/>
          <table:table-cell table:formula="of:=MEDIAN([.$C15])" office:value-type="float"/>
          <table:table-cell table:formula="of:=MAX([.$B15])" office:value-type="float"/>
          <table:table-cell table:formula="of:=MAX([.$C15])" office:value-type="float"/>
        </table:table-row>
        <table:table-row table:style-name="ro1">
          <table:table-cell office:value-type="string">
            <text:p>./ins5-1.lp</text:p>
          </table:table-cell>
          <table:table-cell office:value-type="float" office:value="0.00642907"/>
          <table:table-cell office:value-type="float" office:value="0.0"/>
          <table:table-cell table:formula="of:=MIN([.$B16])" office:value-type="float"/>
          <table:table-cell table:formula="of:=MIN([.$C16])" office:value-type="float"/>
          <table:table-cell table:formula="of:=MEDIAN([.$B16])" office:value-type="float"/>
          <table:table-cell table:formula="of:=MEDIAN([.$C16])" office:value-type="float"/>
          <table:table-cell table:formula="of:=MAX([.$B16])" office:value-type="float"/>
          <table:table-cell table:formula="of:=MAX([.$C16])" office:value-type="float"/>
        </table:table-row>
        <table:table-row table:style-name="ro1">
          <table:table-cell office:value-type="string">
            <text:p>./ins5-2.lp</text:p>
          </table:table-cell>
          <table:table-cell office:value-type="float" office:value="0.00586402"/>
          <table:table-cell office:value-type="float" office:value="0.0"/>
          <table:table-cell table:formula="of:=MIN([.$B17])" office:value-type="float"/>
          <table:table-cell table:formula="of:=MIN([.$C17])" office:value-type="float"/>
          <table:table-cell table:formula="of:=MEDIAN([.$B17])" office:value-type="float"/>
          <table:table-cell table:formula="of:=MEDIAN([.$C17])" office:value-type="float"/>
          <table:table-cell table:formula="of:=MAX([.$B17])" office:value-type="float"/>
          <table:table-cell table:formula="of:=MAX([.$C17])" office:value-type="float"/>
        </table:table-row>
        <table:table-row table:style-name="ro1">
          <table:table-cell office:value-type="string">
            <text:p>./ins5-3.lp</text:p>
          </table:table-cell>
          <table:table-cell office:value-type="float" office:value="0.0058709"/>
          <table:table-cell office:value-type="float" office:value="0.0"/>
          <table:table-cell table:formula="of:=MIN([.$B18])" office:value-type="float"/>
          <table:table-cell table:formula="of:=MIN([.$C18])" office:value-type="float"/>
          <table:table-cell table:formula="of:=MEDIAN([.$B18])" office:value-type="float"/>
          <table:table-cell table:formula="of:=MEDIAN([.$C18])" office:value-type="float"/>
          <table:table-cell table:formula="of:=MAX([.$B18])" office:value-type="float"/>
          <table:table-cell table:formula="of:=MAX([.$C18])" office:value-type="float"/>
        </table:table-row>
        <table:table-row table:style-name="ro1">
          <table:table-cell office:value-type="string">
            <text:p>./inst0.lp</text:p>
          </table:table-cell>
          <table:table-cell office:value-type="float" office:value="0.00680996"/>
          <table:table-cell office:value-type="float" office:value="0.0"/>
          <table:table-cell table:formula="of:=MIN([.$B19])" office:value-type="float"/>
          <table:table-cell table:formula="of:=MIN([.$C19])" office:value-type="float"/>
          <table:table-cell table:formula="of:=MEDIAN([.$B19])" office:value-type="float"/>
          <table:table-cell table:formula="of:=MEDIAN([.$C19])" office:value-type="float"/>
          <table:table-cell table:formula="of:=MAX([.$B19])" office:value-type="float"/>
          <table:table-cell table:formula="of:=MAX([.$C19])" office:value-type="float"/>
        </table:table-row>
        <table:table-row table:style-name="ro1">
          <table:table-cell office:value-type="string">
            <text:p>./inst1.lp</text:p>
          </table:table-cell>
          <table:table-cell office:value-type="float" office:value="0.00650294"/>
          <table:table-cell office:value-type="float" office:value="0.0"/>
          <table:table-cell table:formula="of:=MIN([.$B20])" office:value-type="float"/>
          <table:table-cell table:formula="of:=MIN([.$C20])" office:value-type="float"/>
          <table:table-cell table:formula="of:=MEDIAN([.$B20])" office:value-type="float"/>
          <table:table-cell table:formula="of:=MEDIAN([.$C20])" office:value-type="float"/>
          <table:table-cell table:formula="of:=MAX([.$B20])" office:value-type="float"/>
          <table:table-cell table:formula="of:=MAX([.$C20])" office:value-type="float"/>
        </table:table-row>
        <table:table-row table:style-name="ro1">
          <table:table-cell office:value-type="string">
            <text:p>./inst2.lp</text:p>
          </table:table-cell>
          <table:table-cell office:value-type="float" office:value="0.00596495"/>
          <table:table-cell office:value-type="float" office:value="0.0"/>
          <table:table-cell table:formula="of:=MIN([.$B21])" office:value-type="float"/>
          <table:table-cell table:formula="of:=MIN([.$C21])" office:value-type="float"/>
          <table:table-cell table:formula="of:=MEDIAN([.$B21])" office:value-type="float"/>
          <table:table-cell table:formula="of:=MEDIAN([.$C21])" office:value-type="float"/>
          <table:table-cell table:formula="of:=MAX([.$B21])" office:value-type="float"/>
          <table:table-cell table:formula="of:=MAX([.$C21])" office:value-type="float"/>
        </table:table-row>
        <table:table-row table:style-name="ro1">
          <table:table-cell office:value-type="string">
            <text:p>./instspe.lp</text:p>
          </table:table-cell>
          <table:table-cell office:value-type="float" office:value="0.00640301"/>
          <table:table-cell office:value-type="float" office:value="0.0"/>
          <table:table-cell table:formula="of:=MIN([.$B22])" office:value-type="float"/>
          <table:table-cell table:formula="of:=MIN([.$C22])" office:value-type="float"/>
          <table:table-cell table:formula="of:=MEDIAN([.$B22])" office:value-type="float"/>
          <table:table-cell table:formula="of:=MEDIAN([.$C22])" office:value-type="float"/>
          <table:table-cell table:formula="of:=MAX([.$B22])" office:value-type="float"/>
          <table:table-cell table:formula="of:=MAX([.$C2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2])" office:value-type="float"/>
          <table:table-cell table:formula="of:=SUM([.C3:.C22])" office:value-type="float"/>
          <table:table-cell table:formula="of:=SUM([.D3:.D22])" office:value-type="float"/>
          <table:table-cell table:formula="of:=SUM([.E3:.E22])" office:value-type="float"/>
          <table:table-cell table:formula="of:=SUM([.F3:.F22])" office:value-type="float"/>
          <table:table-cell table:formula="of:=SUM([.G3:.G22])" office:value-type="float"/>
          <table:table-cell table:formula="of:=SUM([.H3:.H22])" office:value-type="float"/>
          <table:table-cell table:formula="of:=SUM([.I3:.I2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2])" office:value-type="float"/>
          <table:table-cell table:formula="of:=AVERAGE([.C3:.C22])" office:value-type="float"/>
          <table:table-cell table:formula="of:=AVERAGE([.D3:.D22])" office:value-type="float"/>
          <table:table-cell table:formula="of:=AVERAGE([.E3:.E22])" office:value-type="float"/>
          <table:table-cell table:formula="of:=AVERAGE([.F3:.F22])" office:value-type="float"/>
          <table:table-cell table:formula="of:=AVERAGE([.G3:.G22])" office:value-type="float"/>
          <table:table-cell table:formula="of:=AVERAGE([.H3:.H22])" office:value-type="float"/>
          <table:table-cell table:formula="of:=AVERAGE([.I3:.I2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2])" office:value-type="float"/>
          <table:table-cell table:formula="of:=STDEV([.C3:.C22])" office:value-type="float"/>
          <table:table-cell table:formula="of:=STDEV([.D3:.D22])" office:value-type="float"/>
          <table:table-cell table:formula="of:=STDEV([.E3:.E22])" office:value-type="float"/>
          <table:table-cell table:formula="of:=STDEV([.F3:.F22])" office:value-type="float"/>
          <table:table-cell table:formula="of:=STDEV([.G3:.G22])" office:value-type="float"/>
          <table:table-cell table:formula="of:=STDEV([.H3:.H22])" office:value-type="float"/>
          <table:table-cell table:formula="of:=STDEV([.I3:.I2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2]-[.$D3:.$D22])^2)^0.5" office:value-type="float"/>
          <table:table-cell table:number-matrix-columns-spanned="1" table:number-matrix-rows-spanned="1" table:formula="of:=SUM(([.C3:.C22]-[.$E3:.$E2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2]=[.$D3:.$D22])" office:value-type="float"/>
          <table:table-cell table:number-matrix-columns-spanned="1" table:number-matrix-rows-spanned="1" table:formula="of:=SUM([.C3:.C22]=[.$E3:.$E2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2]&lt;[.$F3:.$F22])" office:value-type="float"/>
          <table:table-cell table:number-matrix-columns-spanned="1" table:number-matrix-rows-spanned="1" table:formula="of:=SUM([.C3:.C22]&lt;[.$G3:.$G2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2]&gt;[.$F3:.$F22])" office:value-type="float"/>
          <table:table-cell table:number-matrix-columns-spanned="1" table:number-matrix-rows-spanned="1" table:formula="of:=SUM([.C3:.C22]&gt;[.$G3:.$G2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2]=[.$H3:.$H22])" office:value-type="float"/>
          <table:table-cell table:number-matrix-columns-spanned="1" table:number-matrix-rows-spanned="1" table:formula="of:=SUM([.C3:.C22]=[.$I3:.$I2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4.5.4/setting-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22])" office:value-type="float"/>
          <table:table-cell table:formula="of:=SUM([Instances.C3:Instances.C22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